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65000000B89B5E676D.png" manifest:media-type="image/png"/>
  <manifest:file-entry manifest:full-path="Pictures/1000344600003F5F000012FC82F500C7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7.911cm"/>
    </style:style>
    <style:style style:name="Table2.B" style:family="table-column">
      <style:table-column-properties style:column-width="9.684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P2" style:family="paragraph" style:parent-style-name="Table_20_Contents">
      <style:text-properties fo:color="#1c63af"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P3" style:family="paragraph" style:parent-style-name="Standard">
      <style:text-properties officeooo:rsid="000b1d65" officeooo:paragraph-rsid="000b1d65"/>
    </style:style>
    <style:style style:name="P4" style:family="paragraph" style:parent-style-name="Standard">
      <style:text-properties officeooo:paragraph-rsid="000b1d65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officeooo:paragraph-rsid="0012d025"/>
    </style:style>
    <style:style style:name="P7" style:family="paragraph" style:parent-style-name="Standard">
      <style:paragraph-properties fo:margin-left="1.251cm" fo:margin-right="0cm" fo:text-indent="0cm" style:auto-text-indent="false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rsid="000b1d65" officeooo:paragraph-rsid="000b1d65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rsid="000b1d65" officeooo:paragraph-rsid="00164dda"/>
    </style:style>
    <style:style style:name="P10" style:family="paragraph" style:parent-style-name="Heading_20_3">
      <style:text-properties officeooo:rsid="0015e097" officeooo:paragraph-rsid="0015e097"/>
    </style:style>
    <style:style style:name="P11" style:family="paragraph" style:parent-style-name="Text_20_body">
      <style:text-properties officeooo:rsid="0015e097" officeooo:paragraph-rsid="0015e097"/>
    </style:style>
    <style:style style:name="T1" style:family="text">
      <style:text-properties fo:text-transform="uppercase" fo:color="#0d487c" style:font-weight-complex="600"/>
    </style:style>
    <style:style style:name="T2" style:family="text">
      <style:text-properties fo:color="#1c63af"/>
    </style:style>
    <style:style style:name="T3" style:family="text">
      <style:text-properties fo:color="#1c63af" officeooo:rsid="00087614"/>
    </style:style>
    <style:style style:name="T4" style:family="text">
      <style:text-properties fo:color="#0d487c"/>
    </style:style>
    <style:style style:name="T5" style:family="text">
      <style:text-properties fo:color="#b2b2b2"/>
    </style:style>
    <style:style style:name="T6" style:family="text">
      <style:text-properties officeooo:rsid="000b1d65"/>
    </style:style>
    <style:style style:name="T7" style:family="text">
      <style:text-properties officeooo:rsid="000cbd78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cbd78" style:font-weight-asian="normal" style:font-weight-complex="normal"/>
    </style:style>
    <style:style style:name="T10" style:family="text">
      <style:text-properties officeooo:rsid="00112f18"/>
    </style:style>
    <style:style style:name="T11" style:family="text">
      <style:text-properties officeooo:rsid="0011b7a2"/>
    </style:style>
    <style:style style:name="T12" style:family="text">
      <style:text-properties officeooo:rsid="00156103"/>
    </style:style>
    <style:style style:name="T13" style:family="text">
      <style:text-properties officeooo:rsid="0015b054"/>
    </style:style>
    <style:style style:name="T14" style:family="text">
      <style:text-properties officeooo:rsid="00164dda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voice <text:span text:style-name="T6">00000015</text:span></text:h>
      <text:h text:style-name="Heading_20_2" text:outline-level="2">2015-0<text:span text:style-name="T13">7</text:span>-<text:span text:style-name="T13">31</text:span></text:h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h text:style-name="P10" text:outline-level="3">Deep Current</text:h>
            <text:p text:style-name="P11">Mark Pape</text:p>
          </table:table-cell>
          <table:table-cell table:style-name="Table2.A1" office:value-type="string">
            <text:h text:style-name="Heading_20_3" text:outline-level="3"><text:span text:style-name="T6">DASA </text:span>Account Details:</text:h>
            <text:p text:style-name="Standard">Nam<text:span text:style-name="T8">e: </text:span><text:span text:style-name="T9">Drupal Association South Africa</text:span></text:p>
            <text:p text:style-name="P5">Bank: <text:span text:style-name="T7">FNB (First National Bank)</text:span></text:p>
            <text:p text:style-name="P5">Account Number: 62446745492</text:p>
            <text:p text:style-name="P5">Branch: Fourways</text:p>
            <text:p text:style-name="P5">Branch Code: 251 655</text:p>
          </table:table-cell>
        </table:table-row>
      </table:table>
      <text:p text:style-name="P4"/>
      <text:p text:style-name="P6"><text:span text:style-name="T11">Dear Mark</text:span>,</text:p>
      <text:p text:style-name="Standard"/>
      <text:p text:style-name="Standard"><text:span text:style-name="T6">P</text:span>lease transfer the following amount to the benefit of:</text:p>
      <text:p text:style-name="Standard"/>
      <text:p text:style-name="P9">R <text:span text:style-name="T14">300</text:span> ZAR for <text:span text:style-name="T14">1 Individual DrupalCamp Cape Town 2015 Sponsorship</text:span>.</text:p>
      <text:p text:style-name="P7"/>
      <text:p text:style-name="P8">Drupal Association South Africa</text:p>
      <text:p text:style-name="P7">Johannesburg</text:p>
      <text:p text:style-name="P7">South Africa</text:p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DejaVu Sans Light" fo:font-family="'DejaVu Sans Light'" style:font-style-name="ExtraLight" style:font-family-generic="swiss" style:font-pitch="variable" fo:font-size="14pt" fo:font-weight="150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598cm" fo:margin-left="0cm" table:align="left"/>
    </style:style>
    <style:style style:name="Table1.A" style:family="table-column">
      <style:table-column-properties style:column-width="13.501cm"/>
    </style:style>
    <style:style style:name="Table1.B" style:family="table-column">
      <style:table-column-properties style:column-width="4.098cm"/>
    </style:style>
    <style:style style:name="Table1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MP2" style:family="paragraph" style:parent-style-name="Table_20_Contents">
      <style:text-properties fo:color="#1c63af"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MT1" style:family="text">
      <style:text-properties fo:text-transform="uppercase" fo:color="#0d487c" style:font-weight-complex="600"/>
    </style:style>
    <style:style style:name="MT2" style:family="text">
      <style:text-properties fo:color="#1c63af"/>
    </style:style>
    <style:style style:name="MT3" style:family="text">
      <style:text-properties fo:color="#1c63af" officeooo:rsid="00087614"/>
    </style:style>
    <style:style style:name="MT4" style:family="text">
      <style:text-properties fo:color="#0d487c"/>
    </style:style>
    <style:style style:name="MT5" style:family="text">
      <style:text-properties fo:color="#b2b2b2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4.498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width="11.337cm" svg:height="3.395cm" draw:z-index="0"><draw:image xlink:href="Pictures/1000344600003F5F000012FC82F500C7.svg" xlink:type="simple" xlink:show="embed" xlink:actuate="onLoad"/><draw:image xlink:href="Pictures/1000020100000265000000B89B5E676D.png" xlink:type="simple" xlink:show="embed" xlink:actuate="onLoad"/></draw:frame></text:p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MT1">Governing Board 2015</text:span> <text:span text:style-name="MT2">Riaan Burger (Chairman), </text:span><text:span text:style-name="MT3">Renate Ehlers (Vice Chairman),<text:line-break/>Greg McKeen (Secretary), Adam Dunn (Treasurer), Robin Prieschl (Portfolio Manager), Johan du Bois, Jason Lewis</text:span></text:p>
            </table:table-cell>
            <table:table-cell table:style-name="Table1.A1" office:value-type="string">
              <text:p text:style-name="MP2"><text:span text:style-name="MT4"><text:line-break/>info@dasa.org.za</text:span> <text:span text:style-name="MT5">\</text:span> dasa.org.za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aan Burger</meta:initial-creator>
    <meta:creation-date>2014-10-14T09:50:37.654022328</meta:creation-date>
    <dc:date>2015-07-31T12:40:25.431626721</dc:date>
    <dc:creator>Riaan Burger</dc:creator>
    <meta:editing-duration>PT2H4M17S</meta:editing-duration>
    <meta:editing-cycles>21</meta:editing-cycles>
    <meta:generator>LibreOffice/4.2.8.2$Linux_X86_64 LibreOffice_project/420m0$Build-2</meta:generator>
    <meta:document-statistic meta:table-count="2" meta:image-count="1" meta:object-count="0" meta:page-count="1" meta:paragraph-count="18" meta:word-count="86" meta:character-count="602" meta:non-whitespace-character-count="533"/>
  </office:meta>
</office:document-meta>
</file>